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3pt" style:font-size-asian="13pt" style:font-size-complex="13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3pt" style:font-size-asian="13pt" style:font-size-complex="13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3pt" style:font-size-asian="13pt" style:font-size-complex="13pt"/>
    </style:style>
    <style:style style:name="P4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color="#000000" style:font-name="Times New Roman" fo:font-size="13pt" style:font-size-asian="13pt" style:font-size-complex="13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Times New Roman" fo:font-size="13pt" style:font-size-asian="13pt" style:font-size-complex="13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language="en" fo:country="US" fo:font-style="normal" fo:font-weight="normal"/>
    </style:style>
    <style:style style:name="T5" style:family="text">
      <style:text-properties fo:font-variant="normal" fo:text-transform="none" fo:color="#000000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weight="normal"/>
    </style:style>
    <style:style style:name="T8" style:family="text">
      <style:text-properties style:font-name="inherit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Лицей Академии Яндекса </text:span></text:p>
      <text:p text:style-name="P3"><text:span text:style-name="T2">Образовательная площадка «Супермалыш»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<text:s/></text:span><text:span text:style-name="T3">Проект PyGame</text:span></text:p>
      <text:p text:style-name="P3"><text:span text:style-name="T2"><text:s/>Космические захватчики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Выполнили: </text:span></text:p>
      <text:p text:style-name="P4"><text:span text:style-name="T2">Юсупов Богдан </text:span></text:p>
      <text:p text:style-name="P4"><text:span text:style-name="T2">Чинарёв Семён</text:span></text:p>
      <text:p text:style-name="P2"><text:span text:style-name="T2"/></text:p>
      <text:p text:style-name="P4"><text:span text:style-name="T2"><text:s/>Проверил: Гильдин А. Г.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>Уфа-2022</text:span></text:p>
      <text:p text:style-name="P5"><text:soft-page-break/><text:span text:style-name="T2">Задание проекта: Написать игру на основе фреймворка PyGame, которая реализует следующий функционал: </text:span></text:p>
      <text:p text:style-name="P5"><text:span text:style-name="T2"/></text:p>
      <text:p text:style-name="P5"><text:span text:style-name="T2">• Реалистичная имитация вооружённого нападения космических захватчиков на игрока. </text:span></text:p>
      <text:p text:style-name="P5"><text:span text:style-name="T2"/></text:p>
      <text:p text:style-name="P5"><text:span text:style-name="T2">• Сообщение результатов боевых действий для сравнения их с результатами друзей игрока. </text:span></text:p>
      <text:p text:style-name="P5"><text:span text:style-name="T2"/></text:p>
      <text:p text:style-name="P5"><text:span text:style-name="T2">• Демонстрация заставки и победного экрана для поддержания боевого духа. </text:span></text:p>
      <text:p text:style-name="P5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T3">Пояснительная записка</text:span></text:p>
      <text:p text:style-name="P5"><text:span text:style-name="T2">Название проекта: «Космические захватчики» </text:span></text:p>
      <text:p text:style-name="P5"><text:span text:style-name="T2"/></text:p>
      <text:p text:style-name="P5"><text:span text:style-name="T2">Авторы проекта: Юсупов Богдан, Чинарёв Семён </text:span></text:p>
      <text:p text:style-name="P5"><text:span text:style-name="T2"/></text:p>
      <text:p text:style-name="P5"><text:span text:style-name="T2">Описание идеи: Создать игру, которая позволяет в полной мере ощутить себя защитником Родины в войне с космическими захватчиками. </text:span></text:p>
      <text:p text:style-name="P5"><text:span text:style-name="T2"/></text:p>
      <text:p text:style-name="P1"><text:span text:style-name="T6">Описание реализации: Функционал реализован с помощью методологии ООП. </text:span><text:span text:style-name="T7">Игрок представляет собой объект класса Player, который хранит информацию о количестве оставшихся жизней игрока, захватчики – объекты класса Alien, снаряды – класса Fire. Класс Game создаёт игровое поле, на котором размещает персонажей, а также регистрирует попадания лазеров или столкновения игрока с захватчиком, отсчитывает время после начала игры. Движение игрока реализуется нажатием клавиш A или D, стрельба – нажатием пробела. Все перемещения объектов осуществляются отрисовкой экрана 60 раз в секунду</text:span></text:p>
      <text:p text:style-name="P5"><text:span text:style-name="T2"/></text:p>
      <text:p text:style-name="P5"><text:span text:style-name="T2">Использованные технологии: событийно-управляемый интерфейс, обработка изображений, работа с файлами, воспроизведение аудиодорожки. </text:span></text:p>
      <text:p text:style-name="P5"><text:span text:style-name="T2"/></text:p>
      <text:p text:style-name="P5"><text:span text:style-name="T2">Необходимые для запуска библиотеки: PyGame, </text:span><text:span text:style-name="T4">os, sys, random</text:span></text:p>
      <text:p text:style-name="P5"><text:span text:style-name="T2"/></text:p>
      <text:p text:style-name="P5"><text:span text:style-name="T2">Инструкция по сборке и запуску: Установить библиотеку PyGame, запустить файл «main.py», установить зависимости в одну папку с файлом «main.py»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Богдан Юсупов</meta:initial-creator>
    <meta:creation-date>2022-01-18T17:31:01.63</meta:creation-date>
    <meta:document-statistic meta:table-count="0" meta:image-count="0" meta:object-count="0" meta:page-count="3" meta:paragraph-count="21" meta:word-count="208" meta:character-count="1660"/>
    <dc:date>2022-01-18T18:00:58.79</dc:date>
    <dc:creator>Богдан Юсупов</dc:creator>
    <meta:editing-duration>PT14M46S</meta:editing-duration>
    <meta:editing-cycles>1</meta:editing-cycles>
    <meta:generator>OpenOffice/4.1.9$Win32 OpenOffice.org_project/419m1$Build-9805</meta:generator>
  </office:meta>
</office:document-meta>
</file>